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Normal">
      <style:text-properties fo:language="en" fo:country="US" officeooo:paragraph-rsid="001015c9"/>
    </style:style>
    <style:style style:name="P3" style:family="paragraph" style:parent-style-name="Normal">
      <style:text-properties fo:language="en" fo:country="US" officeooo:rsid="00072d29" officeooo:paragraph-rsid="00072d29"/>
    </style:style>
    <style:style style:name="P4" style:family="paragraph" style:parent-style-name="Normal">
      <style:text-properties fo:language="en" fo:country="US" officeooo:paragraph-rsid="0016069a"/>
    </style:style>
    <style:style style:name="P5" style:family="paragraph" style:parent-style-name="Normal">
      <style:text-properties fo:language="en" fo:country="US" officeooo:rsid="00198c0f" officeooo:paragraph-rsid="00198c0f"/>
    </style:style>
    <style:style style:name="P6" style:family="paragraph" style:parent-style-name="Normal">
      <style:text-properties fo:language="en" fo:country="US" officeooo:rsid="001c950b" officeooo:paragraph-rsid="001c950b"/>
    </style:style>
    <style:style style:name="P7" style:family="paragraph" style:parent-style-name="Normal">
      <style:text-properties fo:language="en" fo:country="US" officeooo:paragraph-rsid="000ff78f"/>
    </style:style>
    <style:style style:name="P8" style:family="paragraph" style:parent-style-name="Normal">
      <style:text-properties fo:language="en" fo:country="US" officeooo:paragraph-rsid="001c950b"/>
    </style:style>
    <style:style style:name="P9" style:family="paragraph" style:parent-style-name="Normal">
      <style:text-properties fo:language="en" fo:country="US" officeooo:paragraph-rsid="001cd3e1"/>
    </style:style>
    <style:style style:name="P10" style:family="paragraph" style:parent-style-name="Normal">
      <style:text-properties officeooo:paragraph-rsid="00198c0f"/>
    </style:style>
    <style:style style:name="T1" style:family="text">
      <style:text-properties fo:color="#000000" officeooo:rsid="00198c0f"/>
    </style:style>
    <style:style style:name="T2" style:family="text">
      <style:text-properties fo:color="#000000" fo:language="en" fo:country="US" officeooo:rsid="00014a7c"/>
    </style:style>
    <style:style style:name="T3" style:family="text">
      <style:text-properties fo:color="#000000" fo:language="en" fo:country="US" officeooo:rsid="001622fd"/>
    </style:style>
    <style:style style:name="T4" style:family="text">
      <style:text-properties fo:color="#000000" fo:language="en" fo:country="US" officeooo:rsid="0016f64b"/>
    </style:style>
    <style:style style:name="T5" style:family="text">
      <style:text-properties fo:color="#000000" fo:language="en" fo:country="US" officeooo:rsid="0017ac0e"/>
    </style:style>
    <style:style style:name="T6" style:family="text">
      <style:text-properties fo:color="#000000" fo:language="en" fo:country="US" officeooo:rsid="00198c0f"/>
    </style:style>
    <style:style style:name="T7" style:family="text">
      <style:text-properties fo:color="#000000" fo:language="en" fo:country="US" fo:font-style="italic" officeooo:rsid="00198c0f" style:font-style-asian="italic" style:font-style-complex="italic"/>
    </style:style>
    <style:style style:name="T8" style:family="text">
      <style:text-properties fo:color="#000000" officeooo:rsid="001ae453"/>
    </style:style>
    <style:style style:name="T9" style:family="text">
      <style:text-properties officeooo:rsid="0003aebb"/>
    </style:style>
    <style:style style:name="T10" style:family="text">
      <style:text-properties officeooo:rsid="0006891d"/>
    </style:style>
    <style:style style:name="T11" style:family="text">
      <style:text-properties officeooo:rsid="00072d29"/>
    </style:style>
    <style:style style:name="T12" style:family="text">
      <style:text-properties officeooo:rsid="00075090"/>
    </style:style>
    <style:style style:name="T13" style:family="text">
      <style:text-properties officeooo:rsid="0007b5b1"/>
    </style:style>
    <style:style style:name="T14" style:family="text">
      <style:text-properties officeooo:rsid="0007e84f"/>
    </style:style>
    <style:style style:name="T15" style:family="text">
      <style:text-properties officeooo:rsid="000e6396"/>
    </style:style>
    <style:style style:name="T16" style:family="text">
      <style:text-properties officeooo:rsid="000ff78f"/>
    </style:style>
    <style:style style:name="T17" style:family="text">
      <style:text-properties officeooo:rsid="001015c9"/>
    </style:style>
    <style:style style:name="T18" style:family="text">
      <style:text-properties fo:font-style="italic" officeooo:rsid="0016069a" style:font-style-asian="italic" style:font-style-complex="italic"/>
    </style:style>
    <style:style style:name="T19" style:family="text">
      <style:text-properties fo:font-style="normal" officeooo:rsid="0016069a" style:font-style-asian="normal" style:font-style-complex="normal"/>
    </style:style>
    <style:style style:name="T20" style:family="text">
      <style:text-properties officeooo:rsid="001ae453"/>
    </style:style>
    <style:style style:name="T21" style:family="text">
      <style:text-properties fo:language="en" fo:country="US"/>
    </style:style>
    <style:style style:name="T22" style:family="text">
      <style:text-properties officeooo:rsid="001cd3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ll us about the world as you see it.</text:p>
      <text:p text:style-name="P1">(A description of the status quo and context in which you will be working)</text:p>
      <text:p text:style-name="P1"/>
      <text:p text:style-name="P4"><text:span text:style-name="T17">“The future is already here,” proclaimed noted futurist William Gibson. “It's just not very evenly distributed.” In a line, Gibson sums up the worldwide medical divide. While the United States spent over $5.6 billion on 28 proton beam therapy units – a kind of particle accelerator used to treat cancer with uncertain effectiveness – Kenya spent half that (USD$2.88 billion) on </text:span><text:span text:style-name="T18">all</text:span><text:span text:style-name="T19"> healthcare services for 50 million citizens from 2013 to 2018.</text:span></text:p>
      <text:p text:style-name="P4"><text:span text:style-name="T19"/></text:p>
      <text:p text:style-name="P10"><text:span text:style-name="T2">T</text:span><text:span text:style-name="T3">here are many reasons for this disparity, but one is that academics like myself have </text:span><text:span text:style-name="T6">come</text:span><text:span text:style-name="T3"> under pressure by governments and </text:span><text:span text:style-name="T4">universities </text:span><text:span text:style-name="T3">to </text:span><text:span text:style-name="T5">make up for funding </text:span><text:span text:style-name="T6">deficits </text:span><text:span text:style-name="T5">by </text:span><text:span text:style-name="T6">becoming what </text:span><text:span text:style-name="T7">The Economist</text:span><text:span text:style-name="T6"> called “</text:span><text:span text:style-name="T1">intellectual mercenaries for product teams.” </text:span><text:span text:style-name="T8">W</text:span><text:span text:style-name="T1">e have forfeited much of our role in advancing research for the betterment of humanity in lieu of research for </text:span><text:span text:style-name="T8">short-term</text:span><text:span text:style-name="T1"> profit-oriented goals.</text:span></text:p>
      <text:p text:style-name="P1"/>
      <text:p text:style-name="P1">The <text:span text:style-name="T9">medical device industry is not designed to maximize timely access to devices. Current economic models are based on manufactured scarcity derived from patent-driven monopolies and other anticompetitive practices. Academics and researchers from the public sphere must pursue the common good by making devices more accessible through process simplification and developing patent-free devices.</text:span></text:p>
      <text:p text:style-name="P1"/>
      <text:p text:style-name="P1">2) What change do you want to make in the world?</text:p>
      <text:p text:style-name="P1">(A description of what you want to change about the status quo, in the world, your personal vision for this area)"</text:p>
      <text:p text:style-name="P2"/>
      <text:p text:style-name="P1">I want to create low-cost, high-quality, open-access and universally accessible medical devices to end the asymmetry of care. <text:span text:style-name="T10">By doing this successfully with a few important devices, I want to </text:span>prove that open medical hardware is not only viable, but the best approach to creating and disseminating off-patent devices.</text:p>
      <text:p text:style-name="P1"/>
      <text:p text:style-name="P1">I want these devices <text:span text:style-name="T11">validated in rigorous clinical settings, and </text:span>certified by regulatory authorities of developed countries. <text:span text:style-name="T11">This will allow</text:span> patients and providers everywhere <text:span text:style-name="T11">to </text:span>be confident in their quality.</text:p>
      <text:p text:style-name="P1"/>
      <text:p text:style-name="P1">I want to mobilize doctors, nurses, students and others to help by shifting their relationship from passive consumers of medical devices to active participants, advocates and creators of accessible alternatives.</text:p>
      <text:p text:style-name="P1"/>
      <text:p text:style-name="P3">I want these high quality off-patent devices to be manufactured by current generic hardware manufacturers who are currently making unacceptably poor devices for the same cost. This will eventually <text:span text:style-name="T13">commodify these devices and </text:span>exert downward pressure on prices for high-quality premium brands and increase overall availability.</text:p>
      <text:p text:style-name="P3"/>
      <text:p text:style-name="P5">I want to contribute to a culture of freedom through Free/libre medical devices.</text:p>
      <text:p text:style-name="P1"/>
      <text:p text:style-name="P1"><text:span text:style-name="T12">3</text:span>) What are you going to do to get there?</text:p>
      <text:p text:style-name="P1">(A description of what you actually plan to do during the year)</text:p>
      <text:p text:style-name="P1"/>
      <text:p text:style-name="P1"><text:soft-page-break/>Our team created an open access 3D-printed stethoscope as a mature proof-of-concept for the open source medical hardware model. This stethoscope is based on a design whose patent expired decades ago, and costs USD$2.83, a small fraction of the USD$200 gold standard.</text:p>
      <text:p text:style-name="P1"/>
      <text:p text:style-name="P1"><text:span text:style-name="T20">In the second year of my fellowship, our team </text:span>complete<text:span text:style-name="T14">d</text:span> an open source pulse oximeter that costs USD $25 (the gold standard Nellcor costs ~USD$1000) <text:span text:style-name="T20">in collaboration with Shuttleworth Foundation Fellow Luka Mustafa and the IRNAS team. We have finally received all necessary approvals and are ready to proceed with human trials</text:span>. Regulatory approval, <text:span text:style-name="T14">publication and distribution will follow</text:span>.</text:p>
      <text:p text:style-name="P1"/>
      <text:p text:style-name="P1"><text:span text:style-name="T20">In the past year, our team along with the IRNAS team completed the first prototype of an electrocardiogram at a fraction of the cost of premium brands. Over the next year, the ECG will also need validation, regulatory approval, and deployment.</text:span></text:p>
      <text:p text:style-name="P1"/>
      <text:p text:style-name="P6">Our most significant project at the moment is the development and deployment of 3D printed tourniquets. These devices, meant to prevent death by bleeding from the arms or legs after a trauma, were deployed more than 500 times across the Gaza Strip during recent protests, treating moderately or severely injured patients in the field. It is likely these tourniquets were a key contributor to the low mortality seen in victims of upper and lower limb gunshots during the protests. We will continue to produce and refine these devices in conjunction with first responder training programs in Gaza.</text:p>
      <text:p text:style-name="P1"/>
      <text:p text:style-name="P1"><text:span text:style-name="T12">4</text:span>) What challenges or uncertainties do you expect to face?</text:p>
      <text:p text:style-name="P1"/>
      <text:p text:style-name="P9"><text:span text:style-name="T16">The fragile political situation in the Middle East is a constant stress that has evolved over the past few months. Over the past year, the sudden emergence of protests by Palestinians in Gaza led to a massive armed response from the Israeli army, which caused us to focus our energy on tourniquets, rather than dividing our work between several projects as planned. As well, several of the medical personnel trialing the tourniquet were shot during the protests, resulting in moderate injuries for some medical personnel. Musa Abuhassanin, one of the medical personnel who participated in tourniquet training, was killed.</text:span></text:p>
      <text:p text:style-name="P9"/>
      <text:p text:style-name="P9"><text:span text:style-name="T22">I am currently banned from returning to Gaza pending an investigation and legal action. The situation remains nearly unpredictable, and may result in further legal and military obstacles to our work.</text:span></text:p>
      <text:p text:style-name="P8"><text:span text:style-name="T21"/></text:p>
      <text:p text:style-name="P8"><text:span text:style-name="T22">Other obstacles exist. M</text:span>ost knowledge on biomedical device creation, validation and regulation is locked up in the traditional medical device manufacturing industry. It is a challenge to find and develop a cadre of engineers with both the practical and philosophical traits needed to work on a project such as this. <text:span text:style-name="T15">We have started addressing this challenge by training engineers in biomedical devices and supporting academic Biomedical Engineering</text:span>. <text:span text:style-name="T22">This work looks hopeful, and should bear fruit in the next 5-10 years.</text:span></text:p>
      <text:p text:style-name="P7"/>
      <text:p text:style-name="P1"><text:span text:style-name="T12">5</text:span>) What part does openness play in your idea?</text:p>
      <text:p text:style-name="P1"/>
      <text:p text:style-name="P1">Openness is the foundation of this idea, not an optional component. It enables us to create devices devices by improving and innovating the hard work of others rather than starting from scratch.</text:p>
      <text:p text:style-name="P1"/>
      <text:p text:style-name="P1">In academic terms, our work depends on “green” open access - openly published patent information, previous research and collaboration from physicians and researchers. In technological terms, we chose a stack that is dogmatically Free/libre, not just open source. There are philosophical reasons for this, but the practical advantages are real and drive the decision.</text:p>
      <text:p text:style-name="P1"><text:soft-page-break/></text:p>
      <text:p text:style-name="P1">In the case of the stethoscope, we benefit from over a hundred years of patents and research, but also from Josef Prusa openly distributing his 3D printer design that we can build in Canada and Gaza from easily available parts. This is also true of the pulse oximeter <text:span text:style-name="T16">and electrocardiogram</text:span>, where we benefit from the accumulated work <text:span text:style-name="T16">by other groups</text:span> in addition to the extensive body of literature.</text:p>
      <text:p text:style-name="P1"/>
      <text:p text:style-name="P1">We cannot tailor our devices to all use-cases. Releasing devices openly means that users in other parts of the world with sometimes radically different needs can modify the device as they see fit. This idea is not only impractical, but impossible without being Free.</text:p>
      <text:p text:style-name="P1"/>
      <text:p text:style-name="P1">In terms of philosophy, releasing all devices as Open Hardware License / GPLv3 compliant means we are creating devices and a culture independent of our future selves and temptations. If I should sink into the sea or sell out, others can pick up relevant parts of the work and continue them. This is not an innovation of my duties as an academic physician, but a realization of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07:07:04.757147448</meta:creation-date>
    <dc:date>2018-10-27T02:27:08.598865995</dc:date>
    <meta:editing-duration>PT2H13M36S</meta:editing-duration>
    <meta:editing-cycles>18</meta:editing-cycles>
    <meta:generator>LibreOffice/6.1.2.1$Linux_X86_64 LibreOffice_project/10$Build-1</meta:generator>
    <dc:creator>Tarek Loubani</dc:creator>
    <meta:document-statistic meta:table-count="0" meta:image-count="0" meta:object-count="0" meta:page-count="3" meta:paragraph-count="28" meta:word-count="1165" meta:character-count="7302" meta:non-whitespace-character-count="6163"/>
  </office:meta>
</office:document-meta>
</file>